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Envision Roman" svg:font-family="'Envision Roman'" style:font-family-generic="roman" style:font-pitch="variable"/>
    <style:font-face style:name="Envision Roman1" svg:font-family="'Envision Roman'" style:font-family-generic="swiss" style:font-pitch="variable"/>
    <style:font-face style:name="Goudy Old Style" svg:font-family="'Goudy Old Style'" style:font-adornments="Bold"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Semibold" style:font-family-generic="modern" style:font-pitch="variable"/>
    <style:font-face style:name="Mercury Text G2 Semibold1" svg:font-family="'Mercury Text G2 Semibold'" style:font-adornments="Semibold Italic"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charset="x-symbol"/>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3.684in" table:align="left" style:may-break-between-rows="true" style:writing-mode="lr-tb" table:border-model="collapsing"/>
    </style:style>
    <style:style style:name="Table1.A" style:family="table-column">
      <style:table-column-properties style:column-width="0.625in"/>
    </style:style>
    <style:style style:name="Table1.B" style:family="table-column">
      <style:table-column-properties style:column-width="0.3708in"/>
    </style:style>
    <style:style style:name="Table1.C" style:family="table-column">
      <style:table-column-properties style:column-width="0.409in"/>
    </style:style>
    <style:style style:name="Table1.D" style:family="table-column">
      <style:table-column-properties style:column-width="0.3472in"/>
    </style:style>
    <style:style style:name="Table1.E" style:family="table-column">
      <style:table-column-properties style:column-width="0.5014in"/>
    </style:style>
    <style:style style:name="Table1.F" style:family="table-column">
      <style:table-column-properties style:column-width="0.4931in"/>
    </style:style>
    <style:style style:name="Table1.G" style:family="table-column">
      <style:table-column-properties style:column-width="0.9375in"/>
    </style:style>
    <style:style style:name="Table1.1" style:family="table-row">
      <style:table-row-properties fo:keep-together="auto"/>
    </style:style>
    <style:style style:name="Table1.A1" style:family="table-cell">
      <style:table-cell-properties fo:background-color="#b2b2b2" fo:padding="0in" fo:border="0.75pt solid #666666" style:writing-mode="page">
        <style:background-image/>
      </style:table-cell-properties>
    </style:style>
    <style:style style:name="Table1.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B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3"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1.C4"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2" style:family="table">
      <style:table-properties style:width="3.684in" table:align="left" style:may-break-between-rows="true" style:writing-mode="lr-tb" table:border-model="collapsing"/>
    </style:style>
    <style:style style:name="Table2.A" style:family="table-column">
      <style:table-column-properties style:column-width="0.5194in"/>
    </style:style>
    <style:style style:name="Table2.B" style:family="table-column">
      <style:table-column-properties style:column-width="0.4424in"/>
    </style:style>
    <style:style style:name="Table2.D" style:family="table-column">
      <style:table-column-properties style:column-width="0.4049in"/>
    </style:style>
    <style:style style:name="Table2.E" style:family="table-column">
      <style:table-column-properties style:column-width="0.4444in"/>
    </style:style>
    <style:style style:name="Table2.F" style:family="table-column">
      <style:table-column-properties style:column-width="0.3972in"/>
    </style:style>
    <style:style style:name="Table2.G" style:family="table-column">
      <style:table-column-properties style:column-width="1.0333in"/>
    </style:style>
    <style:style style:name="Table2.1" style:family="table-row">
      <style:table-row-properties fo:keep-together="auto"/>
    </style:style>
    <style:style style:name="Table2.A1" style:family="table-cell">
      <style:table-cell-properties fo:background-color="#b2b2b2" fo:padding="0in" fo:border="0.75pt solid #666666" style:writing-mode="page">
        <style:background-image/>
      </style:table-cell-properties>
    </style:style>
    <style:style style:name="Table2.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B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2.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B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2.C3"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2.C4"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3" style:family="table">
      <style:table-properties style:width="3.684in" table:align="left" style:may-break-between-rows="true" style:writing-mode="lr-tb" table:border-model="collapsing"/>
    </style:style>
    <style:style style:name="Table3.A" style:family="table-column">
      <style:table-column-properties style:column-width="0.5194in"/>
    </style:style>
    <style:style style:name="Table3.B" style:family="table-column">
      <style:table-column-properties style:column-width="0.4424in"/>
    </style:style>
    <style:style style:name="Table3.D" style:family="table-column">
      <style:table-column-properties style:column-width="0.4153in"/>
    </style:style>
    <style:style style:name="Table3.E" style:family="table-column">
      <style:table-column-properties style:column-width="0.434in"/>
    </style:style>
    <style:style style:name="Table3.F" style:family="table-column">
      <style:table-column-properties style:column-width="0.3972in"/>
    </style:style>
    <style:style style:name="Table3.G" style:family="table-column">
      <style:table-column-properties style:column-width="1.0333in"/>
    </style:style>
    <style:style style:name="Table3.1" style:family="table-row">
      <style:table-row-properties fo:keep-together="auto"/>
    </style:style>
    <style:style style:name="Table3.A1" style:family="table-cell">
      <style:table-cell-properties fo:background-color="#b2b2b2" fo:padding="0in" fo:border="0.75pt solid #666666" style:writing-mode="page">
        <style:background-image/>
      </style:table-cell-properties>
    </style:style>
    <style:style style:name="Table3.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B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3.3" style:family="table-row">
      <style:table-row-properties style:min-row-height="0.2757in" fo:keep-together="auto"/>
    </style:style>
    <style:style style:name="Table3.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3.B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3.C3"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3.C4"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text-properties officeooo:rsid="021761f4" officeooo:paragraph-rsid="0215af7e"/>
    </style:style>
    <style:style style:name="P4" style:family="paragraph" style:parent-style-name="Standard">
      <style:text-properties officeooo:paragraph-rsid="0215af7e"/>
    </style:style>
    <style:style style:name="P5"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font-style="normal" fo:text-shadow="none" style:text-underline-style="none" fo:font-weight="bold" officeooo:rsid="02112859" style:font-size-asian="10pt" style:font-style-asian="normal" style:font-weight-asian="bold" style:font-size-complex="10pt" style:font-style-complex="normal" style:font-weight-complex="bold" style:text-overline-style="none" style:text-overline-color="font-color"/>
    </style:style>
    <style:style style:name="P6"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font-style="normal" fo:text-shadow="none" style:text-underline-style="none" fo:font-weight="bold" officeooo:rsid="0215af7e" officeooo:paragraph-rsid="0215af7e"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2112859" officeooo:paragraph-rsid="0215af7e" style:font-size-asian="10pt" style:font-style-asian="normal" style:font-weight-asian="normal" style:font-size-complex="10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2112859" style:font-size-asian="10pt" style:font-style-asian="normal" style:font-weight-asian="normal" style:font-size-complex="10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2130696" officeooo:paragraph-rsid="0215af7e" style:font-size-asian="10pt" style:font-style-asian="normal" style:font-weight-asian="normal" style:font-size-complex="10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2130696" style:font-size-asian="10pt" style:font-style-asian="normal" style:font-weight-asian="normal" style:font-size-complex="10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2130696" officeooo:paragraph-rsid="02130696" style:font-size-asian="10pt" style:font-style-asian="normal" style:font-weight-asian="normal" style:font-size-complex="10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21408f7" officeooo:paragraph-rsid="0215af7e" style:font-size-asian="10pt" style:font-style-asian="normal" style:font-weight-asian="normal" style:font-size-complex="10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21408f7" officeooo:paragraph-rsid="021408f7" style:font-size-asian="10pt" style:font-style-asian="normal" style:font-weight-asian="normal" style:font-size-complex="10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215af7e" officeooo:paragraph-rsid="0215af7e"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21cb7d3" officeooo:paragraph-rsid="021cb7d3"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21fbe96" officeooo:paragraph-rsid="021fbe96"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2217997" officeooo:paragraph-rsid="02217997" style:font-size-asian="10pt" style:font-style-asian="normal" style:font-weight-asian="normal" style:font-size-complex="10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2217997" officeooo:paragraph-rsid="021a760d" style:font-size-asian="10pt" style:font-style-asian="normal" style:font-weight-asian="normal" style:font-size-complex="10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223161c" officeooo:paragraph-rsid="0223161c" style:font-size-asian="10pt" style:font-style-asian="normal" style:font-weight-asian="normal" style:font-size-complex="10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2366a1f" officeooo:paragraph-rsid="02366a1f" style:font-size-asian="10pt" style:font-style-asian="normal" style:font-weight-asian="normal" style:font-size-complex="10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2366a1f" officeooo:paragraph-rsid="023d799c"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paragraph-rsid="0215af7e"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23b1fd3" officeooo:paragraph-rsid="023b1fd3"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2383611" officeooo:paragraph-rsid="02383611"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21e024e" officeooo:paragraph-rsid="021e024e"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21bc24b" officeooo:paragraph-rsid="021bc24b"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23efa8d" officeooo:paragraph-rsid="023efa8d"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233c914" officeooo:paragraph-rsid="0233c914"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23f42a1" officeooo:paragraph-rsid="023f42a1"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242bedd" officeooo:paragraph-rsid="0242bedd"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2217e1d" officeooo:paragraph-rsid="02217e1d"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244a65c" officeooo:paragraph-rsid="0244a65c"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244a65c" officeooo:paragraph-rsid="021aef6a"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244a65c" officeooo:paragraph-rsid="0215af7e" style:font-size-asian="10pt" style:font-style-asian="normal" style:font-weight-asian="normal" style:font-size-complex="10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2461973" officeooo:paragraph-rsid="02461973"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2474121" officeooo:paragraph-rsid="02474121" style:font-size-asian="10pt" style:font-style-asian="normal" style:font-weight-asian="normal" style:font-size-complex="10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2476d22" officeooo:paragraph-rsid="02476d22" style:font-size-asian="10pt" style:font-style-asian="normal" style:font-weight-asian="normal" style:font-size-complex="10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21408f7" officeooo:paragraph-rsid="0215af7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21408f7" officeooo:paragraph-rsid="0211285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215af7e" officeooo:paragraph-rsid="0215af7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215af7e" officeooo:paragraph-rsid="0213069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215af7e" officeooo:paragraph-rsid="0211285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21a760d" officeooo:paragraph-rsid="021a760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232f6df" officeooo:paragraph-rsid="0232f6d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2397bcb" officeooo:paragraph-rsid="02397bc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23efa8d" officeooo:paragraph-rsid="023efa8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2112859" officeooo:paragraph-rsid="0215af7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2461973" officeooo:paragraph-rsid="0246197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50" style:family="paragraph" style:parent-style-name="Exalted">
      <style:text-properties officeooo:rsid="022761b2" officeooo:paragraph-rsid="022761b2"/>
    </style:style>
    <style:style style:name="P51" style:family="paragraph" style:parent-style-name="Exalted">
      <style:text-properties officeooo:rsid="0228fc68" officeooo:paragraph-rsid="0228fc68"/>
    </style:style>
    <style:style style:name="P52" style:family="paragraph" style:parent-style-name="Exalted">
      <style:text-properties officeooo:rsid="022ae3a2" officeooo:paragraph-rsid="022ae3a2"/>
    </style:style>
    <style:style style:name="P53" style:family="paragraph" style:parent-style-name="Exalted">
      <style:text-properties officeooo:rsid="022b4e21" officeooo:paragraph-rsid="022b4e21"/>
    </style:style>
    <style:style style:name="P54" style:family="paragraph" style:parent-style-name="Exalted">
      <style:text-properties officeooo:rsid="022debea" officeooo:paragraph-rsid="022debea"/>
    </style:style>
    <style:style style:name="P55" style:family="paragraph" style:parent-style-name="Exalted">
      <style:text-properties officeooo:rsid="023434d1" officeooo:paragraph-rsid="023434d1"/>
    </style:style>
    <style:style style:name="P56" style:family="paragraph" style:parent-style-name="Exalted">
      <style:text-properties officeooo:rsid="02362c37" officeooo:paragraph-rsid="02362c37"/>
    </style:style>
    <style:style style:name="P57" style:family="paragraph" style:parent-style-name="Exalted">
      <style:text-properties officeooo:rsid="02130696" officeooo:paragraph-rsid="02130696"/>
    </style:style>
    <style:style style:name="P58" style:family="paragraph" style:parent-style-name="Exalted">
      <style:text-properties fo:font-weight="normal" officeooo:rsid="023d799c" officeooo:paragraph-rsid="023d799c" style:font-weight-asian="normal" style:font-weight-complex="normal"/>
    </style:style>
    <style:style style:name="P59" style:family="paragraph" style:parent-style-name="Exalted">
      <style:text-properties officeooo:paragraph-rsid="02383611"/>
    </style:style>
    <style:style style:name="P60" style:family="paragraph" style:parent-style-name="Exalted">
      <style:text-properties officeooo:rsid="02474121" officeooo:paragraph-rsid="02474121"/>
    </style:style>
    <style:style style:name="P61" style:family="paragraph" style:parent-style-name="Exalted">
      <style:text-properties officeooo:rsid="024827e4" officeooo:paragraph-rsid="024827e4"/>
    </style:style>
    <style:style style:name="P62" style:family="paragraph" style:parent-style-name="Exalted">
      <style:text-properties officeooo:rsid="024913e9" officeooo:paragraph-rsid="024913e9"/>
    </style:style>
    <style:style style:name="P63" style:family="paragraph" style:parent-style-name="Exalted">
      <style:text-properties officeooo:rsid="0249ace0" officeooo:paragraph-rsid="0249ace0"/>
    </style:style>
    <style:style style:name="P64" style:family="paragraph" style:parent-style-name="Exalted">
      <style:text-properties fo:font-style="normal" officeooo:rsid="0249ace0" officeooo:paragraph-rsid="0249ace0" style:font-style-asian="normal" style:font-style-complex="normal"/>
    </style:style>
    <style:style style:name="P65" style:family="paragraph" style:parent-style-name="Exalted">
      <style:text-properties fo:font-style="normal" officeooo:rsid="024913e9" officeooo:paragraph-rsid="024913e9" style:font-style-asian="normal" style:font-style-complex="normal"/>
    </style:style>
    <style:style style:name="P66" style:family="paragraph" style:parent-style-name="Exalted">
      <style:text-properties fo:font-style="normal" officeooo:rsid="024913e9" officeooo:paragraph-rsid="0249c43e" style:font-style-asian="normal" style:font-style-complex="normal"/>
    </style:style>
    <style:style style:name="P67" style:family="paragraph" style:parent-style-name="Exalted">
      <style:text-properties officeooo:paragraph-rsid="024b0099"/>
    </style:style>
    <style:style style:name="P68" style:family="paragraph" style:parent-style-name="Exalted" style:list-style-name="Exalt_20_Dot">
      <style:text-properties fo:font-weight="normal" officeooo:rsid="023d799c" officeooo:paragraph-rsid="023d799c" style:font-weight-asian="normal" style:font-weight-complex="normal"/>
    </style:style>
    <style:style style:name="P69" style:family="paragraph" style:parent-style-name="Exalted">
      <style:text-properties officeooo:rsid="024ca5c4" officeooo:paragraph-rsid="024ca5c4"/>
    </style:style>
    <style:style style:name="P70" style:family="paragraph" style:parent-style-name="Exalted">
      <style:text-properties officeooo:rsid="024e7065" officeooo:paragraph-rsid="024e7065"/>
    </style:style>
    <style:style style:name="P71" style:family="paragraph" style:parent-style-name="Heading_20_2">
      <style:paragraph-properties fo:break-before="column"/>
    </style:style>
    <style:style style:name="P72" style:family="paragraph" style:parent-style-name="Heading_20_2">
      <style:paragraph-properties fo:break-before="column"/>
      <style:text-properties officeooo:rsid="02383611" officeooo:paragraph-rsid="02383611"/>
    </style:style>
    <style:style style:name="P73" style:family="paragraph" style:parent-style-name="Heading_20_3">
      <style:text-properties officeooo:rsid="022761b2" officeooo:paragraph-rsid="022761b2"/>
    </style:style>
    <style:style style:name="P74" style:family="paragraph" style:parent-style-name="Heading_20_3">
      <style:text-properties officeooo:rsid="024b0099" officeooo:paragraph-rsid="024b0099"/>
    </style:style>
    <style:style style:name="P75" style:family="paragraph" style:parent-style-name="Heading_20_3">
      <style:text-properties officeooo:rsid="022ae3a2" officeooo:paragraph-rsid="022ae3a2"/>
    </style:style>
    <style:style style:name="P76" style:family="paragraph" style:parent-style-name="Heading_20_3">
      <style:text-properties officeooo:rsid="023434d1" officeooo:paragraph-rsid="023434d1"/>
    </style:style>
    <style:style style:name="P77" style:family="paragraph" style:parent-style-name="Heading_20_3">
      <style:text-properties officeooo:rsid="022b4e21" officeooo:paragraph-rsid="022b4e21"/>
    </style:style>
    <style:style style:name="P78" style:family="paragraph" style:parent-style-name="Heading_20_3">
      <style:text-properties officeooo:rsid="024827e4" officeooo:paragraph-rsid="024827e4"/>
    </style:style>
    <style:style style:name="P79" style:family="paragraph" style:parent-style-name="Heading_20_3">
      <style:text-properties fo:font-style="normal" officeooo:rsid="0249ace0" officeooo:paragraph-rsid="0249ace0" style:font-style-asian="normal" style:font-style-complex="normal"/>
    </style:style>
    <style:style style:name="P80" style:family="paragraph" style:parent-style-name="Heading_20_3">
      <style:text-properties fo:font-style="normal" officeooo:rsid="024913e9" officeooo:paragraph-rsid="024913e9" style:font-style-asian="normal" style:font-style-complex="normal"/>
    </style:style>
    <style:style style:name="P81" style:family="paragraph" style:parent-style-name="Heading_20_3">
      <style:text-properties fo:font-style="normal" officeooo:rsid="024913e9" officeooo:paragraph-rsid="0249c43e" style:font-style-asian="normal" style:font-style-complex="normal"/>
    </style:style>
    <style:style style:name="T1" style:family="text">
      <style:text-properties fo:font-variant="small-caps" fo:color="#1c1c1c" loext:opacity="100%" style:font-name="Goudy Old Style" fo:font-size="20pt" fo:font-style="normal" fo:text-shadow="none" fo:font-weight="bold" officeooo:rsid="02130696" style:letter-kerning="false" style:font-name-asian="Modern Antiqua1" style:font-size-asian="18pt" style:language-asian="zh" style:country-asian="CN" style:font-name-complex="Modern Antiqua1" style:font-size-complex="18pt" style:language-complex="hi" style:country-complex="IN" style:font-relief="engraved"/>
    </style:style>
    <style:style style:name="T2" style:family="text">
      <style:text-properties officeooo:rsid="02177ca7"/>
    </style:style>
    <style:style style:name="T3" style:family="text">
      <style:text-properties officeooo:rsid="021cb7d3"/>
    </style:style>
    <style:style style:name="T4" style:family="text">
      <style:text-properties fo:font-style="italic" style:font-style-asian="italic" style:font-style-complex="italic"/>
    </style:style>
    <style:style style:name="T5" style:family="text">
      <style:text-properties fo:font-style="italic" officeooo:rsid="0227f7c3" style:font-style-asian="italic" style:font-style-complex="italic"/>
    </style:style>
    <style:style style:name="T6" style:family="text">
      <style:text-properties fo:font-style="italic" officeooo:rsid="02362c37"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227f7c3" style:font-style-asian="normal" style:font-style-complex="normal"/>
    </style:style>
    <style:style style:name="T9" style:family="text">
      <style:text-properties fo:font-style="normal" officeooo:rsid="02362c37" style:font-style-asian="normal" style:font-style-complex="normal"/>
    </style:style>
    <style:style style:name="T10" style:family="text">
      <style:text-properties fo:font-style="normal" officeooo:rsid="024913e9" style:font-style-asian="normal" style:font-style-complex="normal"/>
    </style:style>
    <style:style style:name="T11" style:family="text">
      <style:text-properties fo:font-style="normal" officeooo:rsid="024f290f" style:font-style-asian="normal" style:font-style-complex="normal"/>
    </style:style>
    <style:style style:name="T12" style:family="text">
      <style:text-properties fo:font-style="normal" officeooo:rsid="0250e083" style:font-style-asian="normal" style:font-style-complex="normal"/>
    </style:style>
    <style:style style:name="T13" style:family="text">
      <style:text-properties fo:font-style="normal" officeooo:rsid="02515fdd" style:font-style-asian="normal" style:font-style-complex="normal"/>
    </style:style>
    <style:style style:name="T14" style:family="text">
      <style:text-properties officeooo:rsid="02217e1d"/>
    </style:style>
    <style:style style:name="T15" style:family="text">
      <style:text-properties officeooo:rsid="0223161c"/>
    </style:style>
    <style:style style:name="T16" style:family="text">
      <style:text-properties officeooo:rsid="0227f7c3"/>
    </style:style>
    <style:style style:name="T17" style:family="text">
      <style:text-properties officeooo:rsid="0228fc68"/>
    </style:style>
    <style:style style:name="T18" style:family="text">
      <style:text-properties officeooo:rsid="022ae3a2"/>
    </style:style>
    <style:style style:name="T19" style:family="text">
      <style:text-properties officeooo:rsid="02362c37"/>
    </style:style>
    <style:style style:name="T20" style:family="text">
      <style:text-properties officeooo:rsid="02383611"/>
    </style:style>
    <style:style style:name="T21" style:family="text">
      <style:text-properties officeooo:rsid="023b1fd3"/>
    </style:style>
    <style:style style:name="T22" style:family="text">
      <style:text-properties officeooo:rsid="023b27f8"/>
    </style:style>
    <style:style style:name="T23" style:family="text">
      <style:text-properties officeooo:rsid="023d799c"/>
    </style:style>
    <style:style style:name="T24" style:family="text">
      <style:text-properties fo:font-weight="bold" style:font-weight-asian="bold" style:font-weight-complex="bold"/>
    </style:style>
    <style:style style:name="T25" style:family="text">
      <style:text-properties officeooo:rsid="023efa8d"/>
    </style:style>
    <style:style style:name="T26" style:family="text">
      <style:text-properties officeooo:rsid="023f42a1"/>
    </style:style>
    <style:style style:name="T27" style:family="text">
      <style:text-properties officeooo:rsid="02413962"/>
    </style:style>
    <style:style style:name="T28" style:family="text">
      <style:text-properties officeooo:rsid="0244a65c"/>
    </style:style>
    <style:style style:name="T29" style:family="text">
      <style:text-properties officeooo:rsid="02461973"/>
    </style:style>
    <style:style style:name="T30" style:family="text">
      <style:text-properties officeooo:rsid="02474121"/>
    </style:style>
    <style:style style:name="T31" style:family="text">
      <style:text-properties officeooo:rsid="024827e4"/>
    </style:style>
    <style:style style:name="T32" style:family="text">
      <style:text-properties fo:language="en" fo:country="US" officeooo:rsid="022ae3a2" style:language-asian="zh" style:country-asian="CN" style:language-complex="hi" style:country-complex="IN"/>
    </style:style>
    <style:style style:name="T33" style:family="text">
      <style:text-properties fo:language="en" fo:country="US" officeooo:rsid="04b1d529" style:language-asian="zh" style:country-asian="CN" style:language-complex="hi" style:country-complex="IN"/>
    </style:style>
    <style:style style:name="T34" style:family="text">
      <style:text-properties fo:language="en" fo:country="US" officeooo:rsid="04b3be64" style:language-asian="zh" style:country-asian="CN" style:language-complex="hi" style:country-complex="IN"/>
    </style:style>
    <style:style style:name="T35" style:family="text">
      <style:text-properties officeooo:rsid="024b6c5e"/>
    </style:style>
    <style:style style:name="T36" style:family="text">
      <style:text-properties officeooo:rsid="024e7065"/>
    </style:style>
    <style:style style:name="Sect1" style:family="section">
      <style:section-properties text:dont-balance-text-columns="true" style:writing-mode="lr-tb" style:editable="false">
        <style:columns fo:column-count="2" fo:column-gap="0.1252in">
          <style:column style:rel-width="32767*" fo:start-indent="0in" fo:end-indent="0.0626in"/>
          <style:column style:rel-width="32768*" fo:start-indent="0.0626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ntagonists</text:h>
      <text:p text:style-name="Exalted"/>
      <text:p text:style-name="Exalted"/>
      <text:section text:style-name="Sect1" text:name="TextSection">
        <text:h text:style-name="Heading_20_2" text:outline-level="2">Quick <text:span text:style-name="T1">Characters</text:span></text:h>
        <text:p text:style-name="P57">The following is a table to help create characters on the fly, as needed for the campaign. <text:span text:style-name="T17">These should be considered base value statistics, and do not include any bonuses from, say, armor and weapons.</text:span></text:p>
        <text:p text:style-name="P58">Values with <text:span text:style-name="T24">(X\Y)</text:span> show the <text:span text:style-name="T24">(High\Low)</text:span> values. <text:span text:style-name="T27">You should have an idea which defense should be higher or lower.</text:span></text:p>
        <text:list xml:id="list520333757" text:style-name="Exalt_20_Dot">
          <text:list-item>
            <text:p text:style-name="P68">DV: Soak and Evasion</text:p>
          </text:list-item>
          <text:list-item>
            <text:p text:style-name="P68">MDV: Guile and Resolve</text:p>
          </text:list-item>
          <text:list-item>
            <text:p text:style-name="P68">Dice: High end dice pool / Low end Dice pool</text:p>
          </text:list-item>
        </text:list>
        <table:table table:name="Table1" table:style-name="Table1" table:template-name="Exalted">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table:number-columns-spanned="7" office:value-type="string">
              <text:p text:style-name="P5">Mortals <text:s/><text:span text:style-name="T23">(High|Low)</text:span></text:p>
            </table:table-cell>
            <table:covered-table-cell/>
            <table:covered-table-cell/>
            <table:covered-table-cell/>
            <table:covered-table-cell/>
            <table:covered-table-cell/>
            <table:covered-table-cell/>
          </table:table-row>
          <table:table-row table:style-name="Table1.1">
            <table:table-cell table:style-name="Table1.A2" office:value-type="string">
              <text:p text:style-name="P23"/>
            </table:table-cell>
            <table:table-cell table:style-name="Table1.B2" office:value-type="string">
              <text:p text:style-name="P46">DV</text:p>
            </table:table-cell>
            <table:table-cell table:style-name="Table1.B2" office:value-type="string">
              <text:p text:style-name="P10">Dmg.</text:p>
            </table:table-cell>
            <table:table-cell table:style-name="Table1.B2" office:value-type="string">
              <text:p text:style-name="P42">Hp</text:p>
            </table:table-cell>
            <table:table-cell table:style-name="Table1.B2" office:value-type="string">
              <text:p text:style-name="P45">MDV</text:p>
            </table:table-cell>
            <table:table-cell table:style-name="Table1.B2" office:value-type="string">
              <text:p text:style-name="P20">Acc</text:p>
              <text:p text:style-name="P21"/>
            </table:table-cell>
            <table:table-cell table:style-name="Table1.A2" office:value-type="string">
              <text:p text:style-name="P8">Dice</text:p>
            </table:table-cell>
          </table:table-row>
          <table:table-row table:style-name="Table1.1">
            <table:table-cell table:style-name="Table1.A3" office:value-type="string">
              <text:p text:style-name="P43">Child</text:p>
            </table:table-cell>
            <table:table-cell table:style-name="Table1.B3" office:value-type="string">
              <text:p text:style-name="P24">1<text:span text:style-name="T25">\</text:span>1</text:p>
            </table:table-cell>
            <table:table-cell table:style-name="Table1.C3" office:value-type="float" office:value="0">
              <text:p text:style-name="P11">0</text:p>
            </table:table-cell>
            <table:table-cell table:style-name="Table1.C3" office:value-type="float" office:value="5">
              <text:p text:style-name="P13">5</text:p>
            </table:table-cell>
            <table:table-cell table:style-name="Table1.B3" office:value-type="string">
              <text:p text:style-name="P24">1<text:span text:style-name="T27">\</text:span>1</text:p>
            </table:table-cell>
            <table:table-cell table:style-name="Table1.C3" office:value-type="float" office:value="2">
              <text:p text:style-name="P20">2</text:p>
            </table:table-cell>
            <table:table-cell table:style-name="Table1.A3" office:value-type="string">
              <text:p text:style-name="P13">3-<text:span text:style-name="T21">2</text:span></text:p>
            </table:table-cell>
          </table:table-row>
          <table:table-row table:style-name="Table1.1">
            <table:table-cell table:style-name="Table1.A2" office:value-type="string">
              <text:p text:style-name="P40">Weak</text:p>
            </table:table-cell>
            <table:table-cell table:style-name="Table1.B2" office:value-type="string">
              <text:p text:style-name="P24">2<text:span text:style-name="T25">\</text:span>1</text:p>
            </table:table-cell>
            <table:table-cell table:style-name="Table1.C4" office:value-type="float" office:value="0">
              <text:p text:style-name="P38">0</text:p>
            </table:table-cell>
            <table:table-cell table:style-name="Table1.C4" office:value-type="float" office:value="8">
              <text:p text:style-name="P44">8</text:p>
            </table:table-cell>
            <table:table-cell table:style-name="Table1.B2" office:value-type="string">
              <text:p text:style-name="P24">1<text:span text:style-name="T27">\</text:span>1</text:p>
            </table:table-cell>
            <table:table-cell table:style-name="Table1.C4" office:value-type="float" office:value="5">
              <text:p text:style-name="P25">5</text:p>
            </table:table-cell>
            <table:table-cell table:style-name="Table1.A2" office:value-type="string">
              <text:p text:style-name="P13">4-<text:span text:style-name="T21">2</text:span></text:p>
            </table:table-cell>
          </table:table-row>
          <table:table-row table:style-name="Table1.1">
            <table:table-cell table:style-name="Table1.A3" office:value-type="string">
              <text:p text:style-name="P40">Normal</text:p>
            </table:table-cell>
            <table:table-cell table:style-name="Table1.B3" office:value-type="string">
              <text:p text:style-name="P24">3<text:span text:style-name="T25">\</text:span>1</text:p>
            </table:table-cell>
            <table:table-cell table:style-name="Table1.C3" office:value-type="float" office:value="2">
              <text:p text:style-name="P38">2</text:p>
            </table:table-cell>
            <table:table-cell table:style-name="Table1.C3" office:value-type="float" office:value="10">
              <text:p text:style-name="P18">10</text:p>
            </table:table-cell>
            <table:table-cell table:style-name="Table1.B3" office:value-type="string">
              <text:p text:style-name="P24">2<text:span text:style-name="T27">\</text:span>1</text:p>
            </table:table-cell>
            <table:table-cell table:style-name="Table1.C3" office:value-type="float" office:value="7">
              <text:p text:style-name="P25">7</text:p>
            </table:table-cell>
            <table:table-cell table:style-name="Table1.A3" office:value-type="string">
              <text:p text:style-name="P27">5-<text:span text:style-name="T21">3</text:span></text:p>
            </table:table-cell>
          </table:table-row>
          <table:table-row table:style-name="Table1.1">
            <table:table-cell table:style-name="Table1.A2" office:value-type="string">
              <text:p text:style-name="P40">Heroic</text:p>
            </table:table-cell>
            <table:table-cell table:style-name="Table1.B2" office:value-type="string">
              <text:p text:style-name="P24">4<text:span text:style-name="T25">\</text:span>2</text:p>
            </table:table-cell>
            <table:table-cell table:style-name="Table1.C4" office:value-type="float" office:value="3">
              <text:p text:style-name="P38">3</text:p>
            </table:table-cell>
            <table:table-cell table:style-name="Table1.C4" office:value-type="float" office:value="15">
              <text:p text:style-name="P17">15</text:p>
            </table:table-cell>
            <table:table-cell table:style-name="Table1.B2" office:value-type="string">
              <text:p text:style-name="P24">3<text:span text:style-name="T27">\</text:span>2</text:p>
            </table:table-cell>
            <table:table-cell table:style-name="Table1.C4" office:value-type="float" office:value="8">
              <text:p text:style-name="P25">8</text:p>
            </table:table-cell>
            <table:table-cell table:style-name="Table1.A2" office:value-type="string">
              <text:p text:style-name="P26">6-<text:span text:style-name="T21">5</text:span></text:p>
            </table:table-cell>
          </table:table-row>
        </table:table>
        <text:p text:style-name="P3"/>
        <table:table table:name="Table2" table:style-name="Table2" table:template-name="Exalted">
          <table:table-column table:style-name="Table2.A"/>
          <table:table-column table:style-name="Table2.B" table:number-columns-repeated="2"/>
          <table:table-column table:style-name="Table2.D"/>
          <table:table-column table:style-name="Table2.E"/>
          <table:table-column table:style-name="Table2.F"/>
          <table:table-column table:style-name="Table2.G"/>
          <table:table-row table:style-name="Table2.1">
            <table:table-cell table:style-name="Table2.A1" table:number-columns-spanned="7" office:value-type="string">
              <text:p text:style-name="P6">Wild Creature</text:p>
            </table:table-cell>
            <table:covered-table-cell/>
            <table:covered-table-cell/>
            <table:covered-table-cell/>
            <table:covered-table-cell/>
            <table:covered-table-cell/>
            <table:covered-table-cell/>
          </table:table-row>
          <table:table-row table:style-name="Table2.1">
            <table:table-cell table:style-name="Table2.A2" office:value-type="string">
              <text:p text:style-name="P22"/>
            </table:table-cell>
            <table:table-cell table:style-name="Table2.B2" office:value-type="string">
              <text:p text:style-name="P47">DV</text:p>
            </table:table-cell>
            <table:table-cell table:style-name="Table2.B2" office:value-type="string">
              <text:p text:style-name="P47">Dmg.</text:p>
            </table:table-cell>
            <table:table-cell table:style-name="Table2.B2" office:value-type="string">
              <text:p text:style-name="P9"><text:span text:style-name="T25">Hp</text:span>.</text:p>
            </table:table-cell>
            <table:table-cell table:style-name="Table2.B2" office:value-type="string">
              <text:p text:style-name="P47">MDV</text:p>
            </table:table-cell>
            <table:table-cell table:style-name="Table2.B2" office:value-type="string">
              <text:p text:style-name="P47">Acc</text:p>
            </table:table-cell>
            <table:table-cell table:style-name="Table2.A2" office:value-type="string">
              <text:p text:style-name="P7">Dice</text:p>
            </table:table-cell>
          </table:table-row>
          <table:table-row table:style-name="Table2.1">
            <table:table-cell table:style-name="Table2.A3" office:value-type="string">
              <text:p text:style-name="P39">Weak</text:p>
            </table:table-cell>
            <table:table-cell table:style-name="Table2.B3" office:value-type="string">
              <text:p text:style-name="P28">2\1</text:p>
            </table:table-cell>
            <table:table-cell table:style-name="Table2.C3" office:value-type="float" office:value="1">
              <text:p text:style-name="P16">1</text:p>
            </table:table-cell>
            <table:table-cell table:style-name="Table2.C3" office:value-type="float" office:value="8">
              <text:p text:style-name="P28">8</text:p>
            </table:table-cell>
            <table:table-cell table:style-name="Table2.B3" office:value-type="string">
              <text:p text:style-name="P12">1<text:span text:style-name="T26">\</text:span><text:span text:style-name="T22">1</text:span></text:p>
            </table:table-cell>
            <table:table-cell table:style-name="Table2.B3" office:value-type="string">
              <text:p text:style-name="P30">5</text:p>
            </table:table-cell>
            <table:table-cell table:style-name="Table2.A3" office:value-type="string">
              <text:p text:style-name="P20">4-<text:span text:style-name="T22">2</text:span></text:p>
            </table:table-cell>
          </table:table-row>
          <table:table-row table:style-name="Table2.1">
            <table:table-cell table:style-name="Table2.A2" office:value-type="string">
              <text:p text:style-name="P39">Normal</text:p>
            </table:table-cell>
            <table:table-cell table:style-name="Table2.B2" office:value-type="string">
              <text:p text:style-name="P12">3<text:span text:style-name="T26">\</text:span><text:span text:style-name="T22">2</text:span></text:p>
            </table:table-cell>
            <table:table-cell table:style-name="Table2.C4" office:value-type="float" office:value="3">
              <text:p text:style-name="P38">3</text:p>
            </table:table-cell>
            <table:table-cell table:style-name="Table2.C4" office:value-type="float" office:value="15">
              <text:p text:style-name="P28">15</text:p>
            </table:table-cell>
            <table:table-cell table:style-name="Table2.B2" office:value-type="string">
              <text:p text:style-name="P12">2<text:span text:style-name="T26">\</text:span><text:span text:style-name="T22">1</text:span></text:p>
            </table:table-cell>
            <table:table-cell table:style-name="Table2.B2" office:value-type="string">
              <text:p text:style-name="P30">7</text:p>
            </table:table-cell>
            <table:table-cell table:style-name="Table2.A2" office:value-type="string">
              <text:p text:style-name="P20">5-<text:span text:style-name="T22">3</text:span></text:p>
            </table:table-cell>
          </table:table-row>
          <table:table-row table:style-name="Table2.1">
            <table:table-cell table:style-name="Table2.A3" office:value-type="string">
              <text:p text:style-name="P41">Tough</text:p>
            </table:table-cell>
            <table:table-cell table:style-name="Table2.B3" office:value-type="string">
              <text:p text:style-name="P12">4<text:span text:style-name="T26">\</text:span><text:span text:style-name="T22">2</text:span></text:p>
            </table:table-cell>
            <table:table-cell table:style-name="Table2.C3" office:value-type="float" office:value="4">
              <text:p text:style-name="P38">4</text:p>
            </table:table-cell>
            <table:table-cell table:style-name="Table2.C3" office:value-type="float" office:value="20">
              <text:p text:style-name="P28">20</text:p>
            </table:table-cell>
            <table:table-cell table:style-name="Table2.B3" office:value-type="string">
              <text:p text:style-name="P12">3<text:span text:style-name="T26">\</text:span><text:span text:style-name="T22">2</text:span></text:p>
            </table:table-cell>
            <table:table-cell table:style-name="Table2.B3" office:value-type="string">
              <text:p text:style-name="P30">8</text:p>
            </table:table-cell>
            <table:table-cell table:style-name="Table2.A3" office:value-type="string">
              <text:p text:style-name="P20">6-<text:span text:style-name="T22">4</text:span></text:p>
            </table:table-cell>
          </table:table-row>
          <table:table-row table:style-name="Table2.1">
            <table:table-cell table:style-name="Table2.A2" office:value-type="string">
              <text:p text:style-name="P39">Heroic</text:p>
            </table:table-cell>
            <table:table-cell table:style-name="Table2.B2" office:value-type="string">
              <text:p text:style-name="P29">5<text:span text:style-name="T26">\</text:span><text:span text:style-name="T22">3</text:span></text:p>
            </table:table-cell>
            <table:table-cell table:style-name="Table2.C4" office:value-type="float" office:value="5">
              <text:p text:style-name="P38">5</text:p>
            </table:table-cell>
            <table:table-cell table:style-name="Table2.C4" office:value-type="float" office:value="25">
              <text:p text:style-name="P28">25</text:p>
            </table:table-cell>
            <table:table-cell table:style-name="Table2.B2" office:value-type="string">
              <text:p text:style-name="P14">5<text:span text:style-name="T26">\</text:span><text:span text:style-name="T22">2</text:span></text:p>
            </table:table-cell>
            <table:table-cell table:style-name="Table2.B2" office:value-type="string">
              <text:p text:style-name="P30">10</text:p>
            </table:table-cell>
            <table:table-cell table:style-name="Table2.A2" office:value-type="string">
              <text:p text:style-name="P20">8-<text:span text:style-name="T22">6</text:span></text:p>
            </table:table-cell>
          </table:table-row>
          <table:table-row table:style-name="Table2.1">
            <table:table-cell table:style-name="Table2.A2" office:value-type="string">
              <text:p text:style-name="P41">Legend</text:p>
            </table:table-cell>
            <table:table-cell table:style-name="Table2.B2" office:value-type="string">
              <text:p text:style-name="P14">8<text:span text:style-name="T26">\</text:span><text:span text:style-name="T22">4</text:span></text:p>
            </table:table-cell>
            <table:table-cell table:style-name="Table2.C4" office:value-type="float" office:value="7">
              <text:p text:style-name="P38">7</text:p>
            </table:table-cell>
            <table:table-cell table:style-name="Table2.C4" office:value-type="float" office:value="35">
              <text:p text:style-name="P28">35</text:p>
            </table:table-cell>
            <table:table-cell table:style-name="Table2.B2" office:value-type="string">
              <text:p text:style-name="P14">7<text:span text:style-name="T26">\</text:span><text:span text:style-name="T22">3</text:span></text:p>
            </table:table-cell>
            <table:table-cell table:style-name="Table2.B2" office:value-type="string">
              <text:p text:style-name="P30">12</text:p>
            </table:table-cell>
            <table:table-cell table:style-name="Table2.A2" office:value-type="string">
              <text:p text:style-name="P14">1<text:span text:style-name="T3">0-</text:span><text:span text:style-name="T22">8</text:span></text:p>
            </table:table-cell>
          </table:table-row>
        </table:table>
        <text:p text:style-name="P4"/>
        <table:table table:name="Table3" table:style-name="Table3" table:template-name="Exalted">
          <table:table-column table:style-name="Table3.A"/>
          <table:table-column table:style-name="Table3.B" table:number-columns-repeated="2"/>
          <table:table-column table:style-name="Table3.D"/>
          <table:table-column table:style-name="Table3.E"/>
          <table:table-column table:style-name="Table3.F"/>
          <table:table-column table:style-name="Table3.G"/>
          <table:table-row table:style-name="Table3.1">
            <table:table-cell table:style-name="Table3.A1" table:number-columns-spanned="7" office:value-type="string">
              <text:p text:style-name="P6">Exalt / Minor God / <text:span text:style-name="T2">Demon</text:span></text:p>
            </table:table-cell>
            <table:covered-table-cell/>
            <table:covered-table-cell/>
            <table:covered-table-cell/>
            <table:covered-table-cell/>
            <table:covered-table-cell/>
            <table:covered-table-cell/>
          </table:table-row>
          <table:table-row table:style-name="Table3.1">
            <table:table-cell table:style-name="Table3.A2" office:value-type="string">
              <text:p text:style-name="P41">Ess</text:p>
            </table:table-cell>
            <table:table-cell table:style-name="Table3.B2" office:value-type="string">
              <text:p text:style-name="P48">Def. 1</text:p>
            </table:table-cell>
            <table:table-cell table:style-name="Table3.B2" office:value-type="string">
              <text:p text:style-name="P9">Dmg.</text:p>
            </table:table-cell>
            <table:table-cell table:style-name="Table3.B2" office:value-type="string">
              <text:p text:style-name="P41">Hp</text:p>
            </table:table-cell>
            <table:table-cell table:style-name="Table3.B2" office:value-type="string">
              <text:p text:style-name="P45">MDV</text:p>
            </table:table-cell>
            <table:table-cell table:style-name="Table3.B2" office:value-type="string">
              <text:p text:style-name="P49">Acc.</text:p>
            </table:table-cell>
            <table:table-cell table:style-name="Table3.A2" office:value-type="string">
              <text:p text:style-name="P7">Dice </text:p>
            </table:table-cell>
          </table:table-row>
          <table:table-row table:style-name="Table3.3">
            <table:table-cell table:style-name="Table3.A3" office:value-type="string">
              <text:p text:style-name="P41">1</text:p>
            </table:table-cell>
            <table:table-cell table:style-name="Table3.B3" office:value-type="string">
              <text:p text:style-name="P34">2\1</text:p>
            </table:table-cell>
            <table:table-cell table:style-name="Table3.C3" office:value-type="float" office:value="3">
              <text:p text:style-name="P37">3</text:p>
            </table:table-cell>
            <table:table-cell table:style-name="Table3.C3" office:value-type="float" office:value="20">
              <text:p text:style-name="P31">20</text:p>
            </table:table-cell>
            <table:table-cell table:style-name="Table3.B3" office:value-type="string">
              <text:p text:style-name="P14">2<text:span text:style-name="T28">\1</text:span></text:p>
            </table:table-cell>
            <table:table-cell table:style-name="Table3.C3" office:value-type="float" office:value="9">
              <text:p text:style-name="P36">9</text:p>
            </table:table-cell>
            <table:table-cell table:style-name="Table3.A3" office:value-type="string">
              <text:p text:style-name="P19">9-<text:span text:style-name="T29">5</text:span></text:p>
            </table:table-cell>
          </table:table-row>
          <table:table-row table:style-name="Table3.1">
            <table:table-cell table:style-name="Table3.A2" office:value-type="string">
              <text:p text:style-name="P41">2</text:p>
            </table:table-cell>
            <table:table-cell table:style-name="Table3.B2" office:value-type="string">
              <text:p text:style-name="P34">3\2</text:p>
            </table:table-cell>
            <table:table-cell table:style-name="Table3.C4" office:value-type="float" office:value="5">
              <text:p text:style-name="P38">5</text:p>
            </table:table-cell>
            <table:table-cell table:style-name="Table3.C4" office:value-type="float" office:value="25">
              <text:p text:style-name="P17">25</text:p>
            </table:table-cell>
            <table:table-cell table:style-name="Table3.B2" office:value-type="string">
              <text:p text:style-name="P14">3<text:span text:style-name="T28">\2</text:span></text:p>
            </table:table-cell>
            <table:table-cell table:style-name="Table3.C4" office:value-type="float" office:value="10">
              <text:p text:style-name="P36">10</text:p>
            </table:table-cell>
            <table:table-cell table:style-name="Table3.A2" office:value-type="string">
              <text:p text:style-name="P19">10-<text:span text:style-name="T29">6</text:span></text:p>
            </table:table-cell>
          </table:table-row>
          <table:table-row table:style-name="Table3.1">
            <table:table-cell table:style-name="Table3.A3" office:value-type="string">
              <text:p text:style-name="P41">3</text:p>
            </table:table-cell>
            <table:table-cell table:style-name="Table3.B3" office:value-type="string">
              <text:p text:style-name="P34">4\3</text:p>
            </table:table-cell>
            <table:table-cell table:style-name="Table3.C3" office:value-type="float" office:value="6">
              <text:p text:style-name="P38">6</text:p>
            </table:table-cell>
            <table:table-cell table:style-name="Table3.C3" office:value-type="float" office:value="35">
              <text:p text:style-name="P17">3<text:span text:style-name="T28">5</text:span></text:p>
            </table:table-cell>
            <table:table-cell table:style-name="Table3.B3" office:value-type="string">
              <text:p text:style-name="P35">3\2</text:p>
            </table:table-cell>
            <table:table-cell table:style-name="Table3.C3" office:value-type="float" office:value="11">
              <text:p text:style-name="P36">11</text:p>
            </table:table-cell>
            <table:table-cell table:style-name="Table3.A3" office:value-type="string">
              <text:p text:style-name="P15">1<text:span text:style-name="T15">1-</text:span><text:span text:style-name="T29">7</text:span></text:p>
            </table:table-cell>
          </table:table-row>
          <table:table-row table:style-name="Table3.1">
            <table:table-cell table:style-name="Table3.A2" office:value-type="string">
              <text:p text:style-name="P41">4</text:p>
            </table:table-cell>
            <table:table-cell table:style-name="Table3.B2" office:value-type="string">
              <text:p text:style-name="P35">5\3</text:p>
            </table:table-cell>
            <table:table-cell table:style-name="Table3.C4" office:value-type="float" office:value="7">
              <text:p text:style-name="P38">7</text:p>
            </table:table-cell>
            <table:table-cell table:style-name="Table3.C4" office:value-type="float" office:value="40">
              <text:p text:style-name="P32">40</text:p>
            </table:table-cell>
            <table:table-cell table:style-name="Table3.B2" office:value-type="string">
              <text:p text:style-name="P33">4\3</text:p>
            </table:table-cell>
            <table:table-cell table:style-name="Table3.C4" office:value-type="float" office:value="12">
              <text:p text:style-name="P36">12</text:p>
            </table:table-cell>
            <table:table-cell table:style-name="Table3.A2" office:value-type="string">
              <text:p text:style-name="P14">1<text:span text:style-name="T3">2-</text:span><text:span text:style-name="T29">8</text:span></text:p>
            </table:table-cell>
          </table:table-row>
          <table:table-row table:style-name="Table3.1">
            <table:table-cell table:style-name="Table3.A3" office:value-type="string">
              <text:p text:style-name="P41">5</text:p>
            </table:table-cell>
            <table:table-cell table:style-name="Table3.B3" office:value-type="string">
              <text:p text:style-name="P35">6\4</text:p>
            </table:table-cell>
            <table:table-cell table:style-name="Table3.C3" office:value-type="float" office:value="8">
              <text:p text:style-name="P38">8</text:p>
            </table:table-cell>
            <table:table-cell table:style-name="Table3.C3" office:value-type="float" office:value="45">
              <text:p text:style-name="P14">4<text:span text:style-name="T14">5</text:span></text:p>
            </table:table-cell>
            <table:table-cell table:style-name="Table3.B3" office:value-type="string">
              <text:p text:style-name="P33">5\3</text:p>
            </table:table-cell>
            <table:table-cell table:style-name="Table3.C3" office:value-type="float" office:value="14">
              <text:p text:style-name="P36">14</text:p>
            </table:table-cell>
            <table:table-cell table:style-name="Table3.A3" office:value-type="string">
              <text:p text:style-name="P14">14-<text:span text:style-name="T29">10</text:span></text:p>
            </table:table-cell>
          </table:table-row>
          <table:table-row table:style-name="Table3.1">
            <table:table-cell table:style-name="Table3.A2" office:value-type="string">
              <text:p text:style-name="P41">6</text:p>
            </table:table-cell>
            <table:table-cell table:style-name="Table3.B2" office:value-type="string">
              <text:p text:style-name="P35">6\5</text:p>
            </table:table-cell>
            <table:table-cell table:style-name="Table3.C4" office:value-type="float" office:value="9">
              <text:p text:style-name="P38">9</text:p>
            </table:table-cell>
            <table:table-cell table:style-name="Table3.C4" office:value-type="float" office:value="50">
              <text:p text:style-name="P14">50</text:p>
            </table:table-cell>
            <table:table-cell table:style-name="Table3.B2" office:value-type="string">
              <text:p text:style-name="P33">5\3</text:p>
            </table:table-cell>
            <table:table-cell table:style-name="Table3.C4" office:value-type="float" office:value="15">
              <text:p text:style-name="P36">15</text:p>
            </table:table-cell>
            <table:table-cell table:style-name="Table3.A2" office:value-type="string">
              <text:p text:style-name="P14">15-<text:span text:style-name="T29">11</text:span></text:p>
            </table:table-cell>
          </table:table-row>
        </table:table>
        <text:p text:style-name="P4"/>
        <text:h text:style-name="P71" text:outline-level="2">Quick Powers</text:h>
        <text:p text:style-name="P50">The following powers are quick ways to bring an antagonist to life without the need for a full character sheet—almost all of the antagonists you have will probably be made this way.</text:p>
        <text:p text:style-name="P50">These powers are not for player use, as they are intended to be as flexible <text:span text:style-name="T16">as possible for the situation. These </text:span><text:span text:style-name="T5">represent</text:span><text:span text:style-name="T8"> the various charms, martial arts, etc. of the system while letting you decide on the restriction level.</text:span></text:p>
        <text:p text:style-name="P54"><text:span text:style-name="T8">T</text:span><text:span text:style-name="T7">hese should be used </text:span><text:span text:style-name="T4">on top</text:span><text:span text:style-name="T7"> of base-level mechanics, such as Maneuvers or </text:span></text:p>
        <text:h text:style-name="P73" text:outline-level="3">Specialty</text:h>
        <text:p text:style-name="P51">Choose something that the character is specialized in, <text:span text:style-name="T18">and then add +2 dice/+1 defense to any rolls made in that specialty.</text:span></text:p>
        <text:h text:style-name="P74" text:outline-level="3">Quick Reflexes</text:h>
        <text:p text:style-name="P67"><text:span text:style-name="T32">You strike before the opponent can gather their thoughts. You may interrupt the natural turn order, t</text:span><text:span text:style-name="T33">aking your turn before a different character has a chance to act. </text:span><text:span text:style-name="T34">However, this will cause you to take 1 action instead of 2.</text:span></text:p>
        <text:h text:style-name="P75" text:outline-level="3">Ferocious Bite</text:h>
        <text:p text:style-name="P52">Spend a Maneuver focusing an attack. On the next Strike, deal an extra (+4) damage.</text:p>
        <text:h text:style-name="P76" text:outline-level="3">Target Defense</text:h>
        <text:p text:style-name="P55">Spend a Maneuver preparing an attack. <text:span text:style-name="T19">You must make this clear—be it setting up explosives, nocking an arrow at a target, etc. On the </text:span><text:span text:style-name="T6">next</text:span><text:span text:style-name="T9"> attack, bypass a defense, targeting Soak, Evasion, MDV, or some other (Att+Abi)/2 combination, treating that as the targets DV on your next Strike.</text:span></text:p>
        <text:p text:style-name="P56"><text:span text:style-name="T9">I</text:span><text:span text:style-name="T7">t is suggested you pair this with Ferocious Bite, spending two Maneuvers and then Striking.</text:span></text:p>
        <text:h text:style-name="P77" text:outline-level="3">Cloak in Shadows</text:h>
        <text:p text:style-name="P53">Perform an action to disappear from the senses of the group. You may perform a contested roll—if you fail, you only partially disappear. <text:s/>Weak versions can only stay in the shadows for a turn, and get revealed if they take an action. Advanced versions allow indefinite actions and time in the cloaked shadows.</text:p>
        <text:p text:style-name="P53">This can take the form of a spirit dematerializing, animals hiding in the underbrush, or people disappearing into a crowd.</text:p>
        <text:h text:style-name="P72" text:outline-level="2"><text:soft-page-break/>Making Interesting Combat</text:h>
        <text:p text:style-name="P59">“<text:span text:style-name="T20">Hard” combat is completely easy to make—</text:span><text:span text:style-name="T22">dial up the numbers, attack the </text:span><text:span text:style-name="T30">weakest character first with overwhelming attacks, and throw lots of creatures at the Party.</text:span></text:p>
        <text:p text:style-name="P60">Don’t do that. <text:span text:style-name="T31">At least, not all of them at once. <text:s/>Interesting Combat is more about making a puzzle for the Players to solve, rather than just a stat block to overcome.</text:span></text:p>
        <text:h text:style-name="P78" text:outline-level="3">Highlight Player Strengths</text:h>
        <text:p text:style-name="P61">If a Player Character chooses a lot of groups-killers, combats should tend to have a lot of Groups to kill. If they have high defenses, there should be slow, powerful attacks. If they are all ranged, there should be a variety of Zones for them to dance around through.</text:p>
        <text:p text:style-name="P61">When Players buy charms and customize their characters, they are <text:span text:style-name="T4">telling</text:span><text:span text:style-name="T7"> you what they think is interesting and is cool to experience, so </text:span><text:span text:style-name="T4">give them what they want</text:span><text:span text:style-name="T7">. <text:s/>This isn’t to mean that </text:span><text:span text:style-name="T4">every</text:span><text:span text:style-name="T7"> combat should 100% match exactly what they have on their character sheet, as that is swinging far too much in the other way, but most combats should have about 80% of it dedicated to how awesome the Player Characters are.</text:span></text:p>
        <text:p text:style-name="P61"><text:span text:style-name="T7">(Then, when the overwhelming fight or situation they aren’t prepared for shows up, </text:span><text:span text:style-name="T10">the impact is heightened.</text:span><text:span text:style-name="T7">)</text:span></text:p>
        <text:h text:style-name="P79" text:outline-level="3">Have a Mental Threat List</text:h>
        <text:p text:style-name="P64">The more highly armored and battle-hardened a Player Character is, the more likely they are to be attacked – at least until another character shows they are a bigger threat by a massive attack.</text:p>
        <text:p text:style-name="P64">You, as the Storyteller, may know that it is combat-optimal to go after the weakest character first, but your NPC’s don’t. Plus, that doesn’t highlight the Player’s strengths, as stated above.</text:p>
        <text:p text:style-name="P63"><text:span text:style-name="T7">The exception to this would be recurring antagonists—who learn after fights—or antagonists who are supposed to be supernaturally aware of tactics. <text:s/>But remember, this only works and has impact if these are the </text:span><text:span text:style-name="T4">exceptions</text:span><text:span text:style-name="T7">, rather than the stander.</text:span></text:p>
        <text:h text:style-name="P80" text:outline-level="3">Telegraph Actions</text:h>
        <text:p text:style-name="P65">Whenever antagonists take an action, you should make sure your Players know what is happening, and what the mechanics are. While it is a nice to wrap the actions in a narrative description, that is simply bonus points.</text:p>
        <text:p text:style-name="P62"><text:span text:style-name="T7">“The swordsman rushes in, light glinting off his hammer as he raises it to the sky, bringing it down into you with a crushing force” is immersive and good, but “The swordsman uses a Maneuver to activate Ferocious Bite, and then Strikes you” is </text:span><text:span text:style-name="T4">also perfectly fine</text:span><text:span text:style-name="T7">. </text:span><text:span text:style-name="T11">Don’t get trapped in trying to come up with clever descriptions for every single move</text:span><text:span text:style-name="T12">.</text:span></text:p>
        <text:h text:style-name="P81" text:outline-level="3">Use and Describe Terrain</text:h>
        <text:p text:style-name="P66">One of the fastest ways to get a combat scene ingrained into a Player’s mind is to describe the scenery—whether there are twisting caverns, bustling merchant streets, or an oppressively tangled forest, and how the antagonists interact with them. There need not be any mechanical effect, but describing how an archer sits on the boughs of an ancient tree lining up a shot is far more interactive than not.</text:p>
        <text:h text:style-name="Heading_20_3" text:outline-level="3">Use a Mixture of <text:span text:style-name="T35">Foes</text:span></text:h>
        <text:p text:style-name="P69">It’s best to have a mixture of weak, medium, and strong foes in a single battle—your Players will naturally sort themselves to attack (and be attacked) <text:span text:style-name="T36">the weak and strong foes.</text:span></text:p>
        <text:p text:style-name="P70">As well, the Players have an advantage of numbers of Actions—something one large creature will not be able to overcome easily. Having small creatures around to harass and force the Player Characters to use their actions on helps make the large creature take its actions.</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Envision Roman" svg:font-family="'Envision Roman'" style:font-family-generic="roman" style:font-pitch="variable"/>
    <style:font-face style:name="Envision Roman1" svg:font-family="'Envision Roman'" style:font-family-generic="swiss" style:font-pitch="variable"/>
    <style:font-face style:name="Goudy Old Style" svg:font-family="'Goudy Old Style'" style:font-adornments="Bold"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Semibold" style:font-family-generic="modern" style:font-pitch="variable"/>
    <style:font-face style:name="Mercury Text G2 Semibold1" svg:font-family="'Mercury Text G2 Semibold'" style:font-adornments="Semibold Italic"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charset="x-symbol"/>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398in" fo:margin-bottom="0.0992in" style:contextual-spacing="false" fo:line-height="100%" fo:text-align="start" style:justify-single-word="false" fo:orphans="2" fo:widows="2"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fo:font-style="normal" style:text-underline-style="none" fo:font-weight="normal" officeooo:rsid="00f716aa" style:letter-kerning="false" style:font-name-asian="Spectral1" style:font-family-asian="Spectral" style:font-family-generic-asian="system" style:font-pitch-asian="variable" style:font-size-asian="10pt" style:language-asian="zh" style:country-asian="CN" style:font-style-asian="normal" style:font-weight-asian="normal" style:font-name-complex="Spectral1" style:font-family-complex="Spectral" style:font-family-generic-complex="system" style:font-pitch-complex="variable" style:font-size-complex="10pt" style:language-complex="hi" style:country-complex="IN" style:font-style-complex="normal" style:font-weight-complex="normal"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master-page-name="">
      <style:paragraph-properties fo:margin-top="0in" fo:margin-bottom="0in" style:contextual-spacing="false" fo:line-height="100%" fo:text-align="center" style:justify-single-word="false" fo:keep-together="always" fo:orphans="2" fo:widows="2" fo:hyphenation-ladder-count="no-limit" style:page-number="auto" fo:break-before="page" fo:keep-with-next="always" style:punctuation-wrap="simple" style:writing-mode="lr-tb"/>
      <style:text-properties fo:font-variant="small-caps" fo:color="#1c1c1c" loext:opacity="100%" style:text-outline="false" style:font-name="Envision Roman1" fo:font-family="'Envision Roman'" style:font-family-generic="swiss" style:font-pitch="variable" fo:font-size="22pt" fo:text-shadow="1pt 1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class="text" style:master-page-name="">
      <style:paragraph-properties fo:margin-left="0in" fo:margin-right="0in" fo:margin-top="0.0402in" fo:margin-bottom="0.0402in" style:contextual-spacing="false" fo:line-height="100%" fo:text-align="center"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c1c1c" loext:opacity="100%" style:font-name="Goudy Old Style" fo:font-family="'Goudy Old Style'" style:font-style-name="Bold" style:font-family-generic="roman" style:font-pitch="variable" fo:font-size="20pt" fo:font-style="normal" fo:text-shadow="none" fo:font-weight="bold"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style:font-relief="engraved"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class="text" style:master-page-name="">
      <style:paragraph-properties fo:margin-left="0in" fo:margin-right="0in" fo:margin-top="0in" fo:margin-bottom="0in" style:contextual-spacing="false" fo:line-height="100%" fo:text-align="start"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11111" loext:opacity="100%" style:text-outline="false" style:font-name="Mercury Text G2 Semibold" fo:font-family="'Mercury Text G2 Semibold'" style:font-style-name="Semibold" style:font-family-generic="modern" style:font-pitch="variable" fo:font-size="14pt" fo:font-style="normal" fo:text-shadow="none" fo:font-weight="normal"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style:font-relief="none" fo:hyphenate="false" fo:hyphenation-remain-char-count="2" fo:hyphenation-push-char-count="2" loext:hyphenation-no-caps="false"/>
    </style:style>
    <style:style style:name="Heading_20_4" style:display-name="Heading 4" style:family="paragraph"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11111" loext:opacity="100%" style:font-name="Mercury Text G2 Semibold1" fo:font-family="'Mercury Text G2 Semibold'" style:font-style-name="Semibold Italic" style:font-family-generic="modern" style:font-pitch="variable" fo:font-size="11pt" fo:font-style="italic" fo:font-weight="normal"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loext:hidden="true" style:hidden="true"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loext:hidden="true" style:hidden="true" style:parent-style-name="Exalted" style:next-style-name="Exalted" style:default-outline-level=""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1"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LO-normal" style:family="paragraph" style:default-outline-level="">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Exalted" style:family="paragraph" style:default-outline-level="" style:master-page-name="">
      <style:paragraph-properties fo:margin-top="0in" fo:margin-bottom="0.0799in" style:contextual-spacing="false" fo:line-height="100%" fo:text-align="start" style:justify-single-word="false" fo:keep-together="always" fo:orphans="0" fo:widows="0" fo:hyphenation-ladder-count="no-limit" style:page-number="auto" style:punctuation-wrap="simple" style:writing-mode="lr-tb"/>
      <style:text-properties style:use-window-font-color="true" loext:opacity="0%" style:font-name="Times New Roman" fo:font-family="'Times New Roman'" style:font-family-generic="roman" style:font-pitch="variable" fo:font-size="10pt" fo:font-style="normal" officeooo:rsid="024b6c5e" style:letter-kerning="false" style:font-name-asian="Spectral1" style:font-family-asian="Spectral" style:font-family-generic-asian="system" style:font-pitch-asian="variable" style:font-size-asian="10pt" style:language-asian="zh" style:country-asian="CN" style:font-style-asian="normal" style:font-name-complex="Spectral1" style:font-family-complex="Spectral" style:font-family-generic-complex="system" style:font-pitch-complex="variable" style:font-size-complex="10pt" style:language-complex="hi" style:country-complex="IN" style:font-style-complex="normal" fo:hyphenate="false" fo:hyphenation-remain-char-count="2" fo:hyphenation-push-char-count="2" loext:hyphenation-no-caps="false"/>
    </style:style>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 style:list-style-name="" style:master-page-name="">
      <style:paragraph-properties fo:margin-top="0in" fo:margin-bottom="0.0799in" style:contextual-spacing="false" fo:line-height="100%" fo:text-align="end" style:justify-single-word="false" fo:orphans="0" fo:widows="0" fo:hyphenation-ladder-count="no-limit" style:page-number="auto" fo:padding-left="0in" fo:padding-right="0in" fo:padding-top="0in" fo:padding-bottom="0.028in" fo:border-left="none" fo:border-right="none" fo:border-top="none" fo:border-bottom="0.99pt solid #333333" style:punctuation-wrap="simple" style:writing-mode="lr-tb">
        <style:tab-stops/>
      </style:paragraph-properties>
      <style:text-properties fo:color="#111111" loext:opacity="100%" style:font-name="Goudy Old Style" fo:font-family="'Goudy Old Style'" style:font-style-name="Bold" style:font-family-generic="roman" style:font-pitch="variable" fo:font-size="18pt" fo:language="en" fo:country="none" style:text-underline-style="none" fo:font-weight="bol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1c4587" loext:opacity="100%" style:font-name="Envision Roman"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Heading_20_9" style:display-name="Heading 9" style:family="paragraph" style:parent-style-name="Exalted" style:next-style-name="Text_20_body"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Heading_20_7" style:display-name="Heading 7" style:family="paragraph" style:parent-style-name="Heading" style:next-style-name="Text_20_body"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Te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style:text-properties style:font-name="OpenSymbol2"/>
      </text:list-level-style-bullet>
      <text:list-level-style-number text:level="3" text:style-name="Bullet_20_Symbols"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loext:num-list-format="%1%."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35in" fo:margin-left="0.75in"/>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charset="x-symbol"/>
      </text:list-level-style-bullet>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Exalted.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2"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3" style:family="table-cell" style:data-style-name="N10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4" style:family="table-cell" style:data-style-name="N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5"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6" style:family="table-cell" style:data-style-name="N100">
      <style:table-cell-properties fo:background-color="#eeeeee"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7"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8" style:family="table-cell" style:data-style-name="N0">
      <style:table-cell-properties fo:background-color="#eeeeee"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9" style:family="table-cell" style:data-style-name="N0">
      <style:table-cell-properties fo:background-color="#eeeeee"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0" style:family="table-cell" style:data-style-name="N0">
      <style:table-cell-properties fo:background-color="#eeeeee"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3" style:family="table-cell" style:data-style-name="N10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4" style:family="table-cell" style:data-style-name="N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5"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6"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table:table-template table:name="Exalted" table:first-row-end-column="row" table:first-row-start-column="row" table:last-row-end-column="row" table:last-row-start-column="row">
      <table:first-row table:style-name="Exalted.1"/>
      <table:last-row table:style-name="Exalted.2"/>
      <table:first-column table:style-name="Exalted.3"/>
      <table:last-column table:style-name="Exalted.4"/>
      <table:body table:style-name="Exalted.9"/>
      <table:even-rows table:style-name="Exalted.5"/>
      <table:odd-rows table:style-name="Exalted.6"/>
      <table:even-columns table:style-name="Exalted.7"/>
      <table:odd-columns table:style-name="Exalted.8"/>
      <table:background table:style-name="Exalted.10"/>
      <loext:first-row-even-column table:style-name="Exalted.15"/>
      <loext:last-row-even-column table:style-name="Exalted.16"/>
      <loext:first-row-end-column table:style-name="Exalted.12"/>
      <loext:first-row-start-column table:style-name="Exalted.11"/>
      <loext:last-row-end-column table:style-name="Exalted.14"/>
      <loext:last-row-start-column table:style-name="Exalted.13"/>
    </table:table-template>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MP1"/>
      </style:header>
      <style:header-left>
        <text:p text:style-name="Exalted"/>
      </style:header-left>
      <style:footer>
        <text:p text:style-name="MP2"><text:page-number text:select-page="current">1</text:page-number></text:p>
      </style:footer>
      <style:footer-left>
        <text:p text:style-name="MP1"><text:page-number text:select-page="current">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2-06-04T16:44:36.571000000</dc:date>
    <meta:editing-cycles>542</meta:editing-cycles>
    <meta:editing-duration>P2DT1H20M4S</meta:editing-duration>
    <meta:generator>LibreOffice/7.3.3.2$Windows_X86_64 LibreOffice_project/d1d0ea68f081ee2800a922cac8f79445e4603348</meta:generator>
    <meta:document-statistic meta:table-count="3" meta:image-count="0" meta:object-count="0" meta:page-count="2" meta:paragraph-count="173" meta:word-count="1101" meta:character-count="5929" meta:non-whitespace-character-count="5005"/>
  </office:meta>
</office:document-meta>
</file>